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stream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stream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.test_error_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.test_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tringFieldTest_stream.test_error_rback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.test_map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StringFieldTest_stream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.test_error_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.setValues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stream.test_error_nu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tringFieldTest_stream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tringFieldTest_stream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tringFieldTest_stream.test_error_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